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498cm"/>
    </style:style>
    <style:style style:name="Tabla1.C" style:family="table-column">
      <style:table-column-properties style:column-width="5.075cm"/>
    </style:style>
    <style:style style:name="Tabla1.D" style:family="table-column">
      <style:table-column-properties style:column-width="3.524cm"/>
    </style:style>
    <style:style style:name="Tabla1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A17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7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498cm"/>
    </style:style>
    <style:style style:name="Tabla4.C" style:family="table-column">
      <style:table-column-properties style:column-width="5.075cm"/>
    </style:style>
    <style:style style:name="Tabla4.D" style:family="table-column">
      <style:table-column-properties style:column-width="3.524cm"/>
    </style:style>
    <style:style style:name="Tabla4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4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4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4.A17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17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498cm"/>
    </style:style>
    <style:style style:name="Tabla2.C" style:family="table-column">
      <style:table-column-properties style:column-width="5.075cm"/>
    </style:style>
    <style:style style:name="Tabla2.D" style:family="table-column">
      <style:table-column-properties style:column-width="3.524cm"/>
    </style:style>
    <style:style style:name="Tabla2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2.D5" style:family="table-cell" style:data-style-name="N37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2.A17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17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498cm"/>
    </style:style>
    <style:style style:name="Tabla3.C" style:family="table-column">
      <style:table-column-properties style:column-width="5.075cm"/>
    </style:style>
    <style:style style:name="Tabla3.D" style:family="table-column">
      <style:table-column-properties style:column-width="3.524cm"/>
    </style:style>
    <style:style style:name="Tabla3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3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3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a3.D5" style:family="table-cell" style:data-style-name="N37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3.A17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17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c3007" officeooo:paragraph-rsid="000c3007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c3007" officeooo:paragraph-rsid="00177dda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40e17" officeooo:paragraph-rsid="00140e17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0be618" style:font-size-asian="12pt" style:font-size-complex="12pt"/>
    </style:style>
    <style:style style:name="P7" style:family="paragraph" style:parent-style-name="Standard">
      <style:text-properties fo:font-size="12pt" officeooo:paragraph-rsid="00177dda" style:font-size-asian="12pt" style:font-size-complex="12pt"/>
    </style:style>
    <style:style style:name="P8" style:family="paragraph" style:parent-style-name="Standard">
      <style:text-properties officeooo:paragraph-rsid="000be618"/>
    </style:style>
    <style:style style:name="P9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size="13pt" fo:font-style="normal" fo:text-shadow="none" style:text-underline-style="none" fo:font-weight="bold" style:font-size-asian="13pt" style:font-style-asian="normal" style:font-weight-asian="bold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size="13pt" fo:font-style="normal" fo:text-shadow="none" style:text-underline-style="none" fo:font-weight="bold" officeooo:paragraph-rsid="000be618" style:font-size-asian="13pt" style:font-style-asian="normal" style:font-weight-asian="bold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size="13pt" fo:font-style="normal" fo:text-shadow="none" style:text-underline-style="none" fo:font-weight="bold" officeooo:paragraph-rsid="00177dda" style:font-size-asian="13pt" style:font-style-asian="normal" style:font-weight-asian="bold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6657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007" officeooo:paragraph-rsid="000c3007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e63" officeooo:paragraph-rsid="000cbe63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e63" officeooo:paragraph-rsid="000be618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e63" officeooo:paragraph-rsid="00140e17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e618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d28d" officeooo:paragraph-rsid="000fd28d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e17" officeooo:paragraph-rsid="00140e17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7dd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dda" officeooo:paragraph-rsid="00177dda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officeooo:paragraph-rsid="00140e17"/>
    </style:style>
    <style:style style:name="P24" style:family="paragraph" style:parent-style-name="Standard">
      <style:text-properties officeooo:paragraph-rsid="00177dda"/>
    </style:style>
    <style:style style:name="P25" style:family="paragraph" style:parent-style-name="Standard">
      <style:text-properties style:font-name="Liberation Serif1" fo:font-size="12pt" fo:font-weight="normal" officeooo:rsid="00177dda" officeooo:paragraph-rsid="00177dda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fo:font-size="12pt" fo:font-weight="bold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paragraph-rsid="000be618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paragraph-rsid="00177dda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fo:font-size="12pt" officeooo:paragraph-rsid="000be618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fo:font-size="12pt" officeooo:paragraph-rsid="00177dda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fo:font-size="12pt" officeooo:paragraph-rsid="000be618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fo:font-size="12pt" officeooo:paragraph-rsid="00177dda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officeooo:paragraph-rsid="000be618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officeooo:paragraph-rsid="00177dda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paragraph-rsid="000be618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rsid="000be618" officeooo:paragraph-rsid="000be618" style:font-size-asian="12pt" style:font-size-complex="12pt"/>
    </style:style>
    <style:style style:name="P39" style:family="paragraph" style:parent-style-name="Table_20_Contents">
      <style:text-properties style:font-name="Liberation Serif" fo:font-size="12pt" officeooo:rsid="000be618" officeooo:paragraph-rsid="00177dda" style:font-size-asian="12pt" style:font-size-complex="12pt"/>
    </style:style>
    <style:style style:name="P40" style:family="paragraph" style:parent-style-name="Table_20_Contents">
      <style:text-properties style:font-name="Liberation Serif" fo:font-size="12pt" officeooo:rsid="000c3007" officeooo:paragraph-rsid="000c3007" style:font-size-asian="12pt" style:font-size-complex="12pt"/>
    </style:style>
    <style:style style:name="P41" style:family="paragraph" style:parent-style-name="Table_20_Contents">
      <style:text-properties style:font-name="Liberation Serif" fo:font-size="12pt" officeooo:rsid="000c3007" officeooo:paragraph-rsid="00177dda" style:font-size-asian="12pt" style:font-size-complex="12pt"/>
    </style:style>
    <style:style style:name="P42" style:family="paragraph" style:parent-style-name="Table_20_Contents">
      <style:text-properties style:font-name="Liberation Serif" fo:font-size="12pt" officeooo:paragraph-rsid="000c3007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paragraph-rsid="000ed36c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paragraph-rsid="000fd28d" style:font-size-asian="12pt" style:font-size-complex="12pt"/>
    </style:style>
    <style:style style:name="P45" style:family="paragraph" style:parent-style-name="Table_20_Contents">
      <style:text-properties style:font-name="Liberation Serif" fo:font-size="12pt" officeooo:rsid="000fd28d" officeooo:paragraph-rsid="000fd28d" style:font-size-asian="12pt" style:font-size-complex="12pt"/>
    </style:style>
    <style:style style:name="P46" style:family="paragraph" style:parent-style-name="Table_20_Contents">
      <style:text-properties style:font-name="Liberation Serif" fo:font-size="12pt" officeooo:paragraph-rsid="00109bba" style:font-size-asian="12pt" style:font-size-complex="12pt"/>
    </style:style>
    <style:style style:name="P47" style:family="paragraph" style:parent-style-name="Table_20_Contents">
      <style:text-properties style:font-name="Liberation Serif" fo:font-size="12pt" officeooo:rsid="0012075c" officeooo:paragraph-rsid="0012075c" style:font-size-asian="12pt" style:font-size-complex="12pt"/>
    </style:style>
    <style:style style:name="P48" style:family="paragraph" style:parent-style-name="Table_20_Contents">
      <style:text-properties style:font-name="Liberation Serif" fo:font-size="12pt" officeooo:rsid="00121888" officeooo:paragraph-rsid="00121888" style:font-size-asian="12pt" style:font-size-complex="12pt"/>
    </style:style>
    <style:style style:name="P49" style:family="paragraph" style:parent-style-name="Table_20_Contents">
      <style:text-properties style:font-name="Liberation Serif" fo:font-size="12pt" officeooo:rsid="00140e17" officeooo:paragraph-rsid="00140e17" style:font-size-asian="12pt" style:font-size-complex="12pt"/>
    </style:style>
    <style:style style:name="P50" style:family="paragraph" style:parent-style-name="Table_20_Contents">
      <style:text-properties style:font-name="Liberation Serif" fo:font-size="12pt" officeooo:paragraph-rsid="00154714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paragraph-rsid="00177dda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paragraph-rsid="00177dda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c3007" officeooo:paragraph-rsid="000c3007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c3007" officeooo:paragraph-rsid="00177dda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cbe63" officeooo:paragraph-rsid="000cbe63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cbe63" officeooo:paragraph-rsid="00177dda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109bba" officeooo:paragraph-rsid="00109bba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109bba" officeooo:paragraph-rsid="00140e17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159412" officeooo:paragraph-rsid="00159412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paragraph-rsid="000be618" style:font-size-asian="12pt" style:font-size-complex="12pt"/>
    </style:style>
    <style:style style:name="P62" style:family="paragraph" style:parent-style-name="Table_20_Contents">
      <style:text-properties officeooo:paragraph-rsid="00121888"/>
    </style:style>
    <style:style style:name="P63" style:family="paragraph" style:parent-style-name="Table_20_Contents">
      <style:text-properties officeooo:paragraph-rsid="00152a06"/>
    </style:style>
    <style:style style:name="P64" style:family="paragraph" style:parent-style-name="Table_20_Contents">
      <style:text-properties officeooo:rsid="00154714" officeooo:paragraph-rsid="00154714"/>
    </style:style>
    <style:style style:name="P65" style:family="paragraph" style:parent-style-name="Table_20_Contents">
      <style:text-properties officeooo:paragraph-rsid="00154714"/>
    </style:style>
    <style:style style:name="P66" style:family="paragraph" style:parent-style-name="Table_20_Contents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dda" officeooo:paragraph-rsid="00177dda" style:font-size-asian="12pt" style:font-style-asian="normal" style:font-weight-asian="normal" style:font-size-complex="12pt" style:text-emphasize="none"/>
    </style:style>
    <style:style style:name="P67" style:family="paragraph" style:parent-style-name="Table_20_Contents">
      <style:text-properties style:font-name="Liberation Serif" fo:font-size="12pt" officeooo:rsid="000c3007" officeooo:paragraph-rsid="000c3007" style:font-size-asian="12pt" style:font-size-complex="12pt"/>
    </style:style>
    <style:style style:name="P6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e17" officeooo:paragraph-rsid="00140e17" style:font-size-asian="12pt" style:font-style-asian="normal" style:font-weight-asian="normal" style:font-size-complex="12pt" style:text-emphasize="none"/>
    </style:style>
    <style:style style:name="T1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0cbe6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e63" style:font-size-asian="12pt" style:font-style-asian="normal" style:font-weight-asian="normal" style:font-size-complex="12pt" style:text-emphasize="none"/>
    </style:style>
    <style:style style:name="T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e17" style:font-size-asian="12pt" style:font-style-asian="normal" style:font-weight-asian="normal" style:font-size-complex="12pt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9412" style:font-size-asian="12pt" style:font-style-asian="normal" style:font-weight-asian="normal" style:font-size-complex="12pt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0a6657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159412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officeooo:rsid="00177dda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0c3007" style:font-style-asian="normal" style:font-weight-asian="normal" style:text-emphasize="none"/>
    </style:style>
    <style:style style:name="T11" style:family="text">
      <style:text-properties officeooo:rsid="000c3007"/>
    </style:style>
    <style:style style:name="T12" style:family="text">
      <style:text-properties officeooo:rsid="000cbe63"/>
    </style:style>
    <style:style style:name="T13" style:family="text">
      <style:text-properties officeooo:rsid="000ed36c"/>
    </style:style>
    <style:style style:name="T14" style:family="text">
      <style:text-properties officeooo:rsid="000fd28d"/>
    </style:style>
    <style:style style:name="T15" style:family="text">
      <style:text-properties officeooo:rsid="00109bba"/>
    </style:style>
    <style:style style:name="T16" style:family="text">
      <style:text-properties officeooo:rsid="0012075c"/>
    </style:style>
    <style:style style:name="T17" style:family="text">
      <style:text-properties officeooo:rsid="00121888"/>
    </style:style>
    <style:style style:name="T18" style:family="text">
      <style:text-properties officeooo:rsid="00140e17"/>
    </style:style>
    <style:style style:name="T19" style:family="text">
      <style:text-properties officeooo:rsid="00152a06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121888" style:font-size-asian="12pt" style:font-size-complex="12pt"/>
    </style:style>
    <style:style style:name="T22" style:family="text">
      <style:text-properties style:font-name="Liberation Serif" fo:font-size="12pt" officeooo:rsid="00152a06" style:font-size-asian="12pt" style:font-size-complex="12pt"/>
    </style:style>
    <style:style style:name="T23" style:family="text">
      <style:text-properties style:font-name="Liberation Serif" fo:font-size="12pt" officeooo:rsid="00154714" style:font-size-asian="12pt" style:font-size-complex="12pt"/>
    </style:style>
    <style:style style:name="T24" style:family="text">
      <style:text-properties style:font-name="Liberation Serif" fo:font-size="12pt" officeooo:rsid="00159412" style:font-size-asian="12pt" style:font-size-complex="12pt"/>
    </style:style>
    <style:style style:name="T25" style:family="text">
      <style:text-properties officeooo:rsid="00154714"/>
    </style:style>
    <style:style style:name="T26" style:family="text">
      <style:text-properties officeooo:rsid="00159412"/>
    </style:style>
    <style:style style:name="T27" style:family="text">
      <style:text-properties officeooo:rsid="00177dda"/>
    </style:style>
    <style:style style:name="T28" style:family="text">
      <style:text-properties officeooo:rsid="0017d52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 table:style-name="TableLine94628302956496">
          <table:table-cell table:style-name="Tabla1.A1" table:number-columns-spanned="4" office:value-type="string">
            <text:p text:style-name="P9">CASO DE USO</text:p>
          </table:table-cell>
          <table:covered-table-cell/>
          <table:covered-table-cell/>
          <table:covered-table-cell/>
        </table:table-row>
        <table:table-row table:style-name="TableLine94628303077744">
          <table:table-cell table:style-name="Tabla1.A2" office:value-type="string">
            <text:p text:style-name="P26">Id:</text:p>
          </table:table-cell>
          <table:table-cell table:style-name="Tabla1.B2" table:number-columns-spanned="3" office:value-type="string">
            <text:p text:style-name="P12">CU – 1</text:p>
            <text:p text:style-name="P5"/>
          </table:table-cell>
          <table:covered-table-cell/>
          <table:covered-table-cell/>
        </table:table-row>
        <table:table-row table:style-name="TableLine94628303078800">
          <table:table-cell table:style-name="Tabla1.A3" office:value-type="string">
            <text:p text:style-name="P26">Nombre:</text:p>
          </table:table-cell>
          <table:table-cell table:style-name="Tabla1.B3" table:number-columns-spanned="3" office:value-type="string">
            <text:p text:style-name="P12">Login</text:p>
            <text:p text:style-name="P5"/>
          </table:table-cell>
          <table:covered-table-cell/>
          <table:covered-table-cell/>
        </table:table-row>
        <table:table-row table:style-name="TableLine94628303079872">
          <table:table-cell table:style-name="Tabla1.A2" office:value-type="string">
            <text:p text:style-name="P26">Creado por:</text:p>
          </table:table-cell>
          <table:table-cell table:style-name="Tabla1.B4" office:value-type="string">
            <text:p text:style-name="P32">S.H.B</text:p>
          </table:table-cell>
          <table:table-cell table:style-name="Tabla1.B4" office:value-type="string">
            <text:p text:style-name="P26">Actualizado por</text:p>
            <text:p text:style-name="P26"/>
          </table:table-cell>
          <table:table-cell table:style-name="Tabla1.B2" office:value-type="string">
            <text:p text:style-name="P35">L.L.I.E</text:p>
          </table:table-cell>
        </table:table-row>
        <table:table-row table:style-name="TableLine94628303082016">
          <table:table-cell table:style-name="Tabla1.A3" office:value-type="string">
            <text:p text:style-name="P26">Fecha de creación:</text:p>
          </table:table-cell>
          <table:table-cell table:style-name="Tabla1.B5" office:value-type="string">
            <text:p text:style-name="P34">30/11/21</text:p>
            <text:p text:style-name="P34"/>
          </table:table-cell>
          <table:table-cell table:style-name="Tabla1.B5" office:value-type="string">
            <text:p text:style-name="P26">Fecha de ultima revisión:</text:p>
          </table:table-cell>
          <table:table-cell table:style-name="Tabla1.B3" office:value-type="string">
            <text:p text:style-name="P29">30/11/21</text:p>
          </table:table-cell>
        </table:table-row>
        <table:table-row table:style-name="TableLine94628303084560">
          <table:table-cell table:style-name="Tabla1.A2" office:value-type="string">
            <text:p text:style-name="P26">Actores:</text:p>
          </table:table-cell>
          <table:table-cell table:style-name="Tabla1.B2" table:number-columns-spanned="3" office:value-type="string">
            <text:p text:style-name="P13">Base de datos, Administrador, <text:s/>Usuario.</text:p>
            <text:p text:style-name="P13"/>
          </table:table-cell>
          <table:covered-table-cell/>
          <table:covered-table-cell/>
        </table:table-row>
        <table:table-row table:style-name="TableLine94628303085312">
          <table:table-cell table:style-name="Tabla1.A3" office:value-type="string">
            <text:p text:style-name="P26">Descripción:</text:p>
          </table:table-cell>
          <table:table-cell table:style-name="Tabla1.B3" table:number-columns-spanned="3" office:value-type="string">
            <text:p text:style-name="P12">Ingresar los datos para el iniciar sesión.</text:p>
            <text:p text:style-name="P12"/>
          </table:table-cell>
          <table:covered-table-cell/>
          <table:covered-table-cell/>
        </table:table-row>
        <table:table-row table:style-name="TableLine94628303086112">
          <table:table-cell table:style-name="Tabla1.A2" office:value-type="string">
            <text:p text:style-name="P26">Disparador:</text:p>
          </table:table-cell>
          <table:table-cell table:style-name="Tabla1.B2" table:number-columns-spanned="3" office:value-type="string">
            <text:p text:style-name="P12">N/A <text:bookmark text:name="__DdeLink__76_2727037490"/></text:p>
            <text:p text:style-name="P12"/>
          </table:table-cell>
          <table:covered-table-cell/>
          <table:covered-table-cell/>
        </table:table-row>
        <table:table-row table:style-name="TableLine94628303086912">
          <table:table-cell table:style-name="Tabla1.A3" office:value-type="string">
            <text:p text:style-name="P26">Pre-condiciones:</text:p>
          </table:table-cell>
          <table:table-cell table:style-name="Tabla1.B3" table:number-columns-spanned="3" office:value-type="string">
            <text:p text:style-name="P1"><text:span text:style-name="T7">Se e</text:span><text:span text:style-name="T6">nvía un mensaje “Usuario y/o datos incorrectos” en una ventana emergente si los datos son incorrectos.</text:span></text:p>
            <text:p text:style-name="P12"/>
          </table:table-cell>
          <table:covered-table-cell/>
          <table:covered-table-cell/>
        </table:table-row>
        <table:table-row table:style-name="TableLine94628303087632">
          <table:table-cell table:style-name="Tabla1.A2" office:value-type="string">
            <text:p text:style-name="P26">Pos-condiciones:</text:p>
          </table:table-cell>
          <table:table-cell table:style-name="Tabla1.B2" table:number-columns-spanned="3" office:value-type="string">
            <text:p text:style-name="P38">Se muestra la pantalla <text:span text:style-name="T11">P.2.</text:span></text:p>
            <text:p text:style-name="P38"/>
          </table:table-cell>
          <table:covered-table-cell/>
          <table:covered-table-cell/>
        </table:table-row>
        <table:table-row table:style-name="TableLine94628303088432">
          <table:table-cell table:style-name="Tabla1.A3" office:value-type="string">
            <text:p text:style-name="P26">Flujo normal:</text:p>
          </table:table-cell>
          <table:table-cell table:style-name="Tabla1.B3" table:number-columns-spanned="3" office:value-type="string">
            <text:p text:style-name="P42"><text:span text:style-name="T11">1._</text:span><text:span text:style-name="T6">Ingresar nombre de usuario.</text:span></text:p>
            <text:p text:style-name="P14">2. Ingresar la contraseña.</text:p>
            <text:p text:style-name="P14">3. Oprimir el botón entrar.</text:p>
            <text:p text:style-name="P14">3.1 Si el nombre de usuario no existe en la BD se enviará un mensaje en una ventana emergente.”El usuario no existe”.</text:p>
            <text:p text:style-name="P14">3.2 Si los datos son correctos permitirá el acceso al sistema.</text:p>
            <text:p text:style-name="P14">3.2.1 Si el dato del vendedor no existe en la BD se enviará un mensaje en una ventana emergente.”El vendedor no existe” .</text:p>
            <text:p text:style-name="P14">4. El programa de muestra la pantalla P.2.</text:p>
            <text:p text:style-name="P14">5. Regresar a Login P.1.</text:p>
            <text:p text:style-name="P2"/>
          </table:table-cell>
          <table:covered-table-cell/>
          <table:covered-table-cell/>
        </table:table-row>
        <table:table-row table:style-name="TableLine94628303089232">
          <table:table-cell table:style-name="Tabla1.A2" office:value-type="string">
            <text:p text:style-name="P26">Flujos alternos:</text:p>
          </table:table-cell>
          <table:table-cell table:style-name="Tabla1.B2" table:number-columns-spanned="3" office:value-type="string">
            <text:p text:style-name="P52"><text:s/><text:span text:style-name="T12">Oprimir botón cerrar y regresa</text:span><text:span text:style-name="T26">r</text:span><text:span text:style-name="T12"> a Login.</text:span></text:p>
            <text:p text:style-name="P52"/>
          </table:table-cell>
          <table:covered-table-cell/>
          <table:covered-table-cell/>
        </table:table-row>
        <table:table-row table:style-name="TableLine94628303090032">
          <table:table-cell table:style-name="Tabla1.A3" office:value-type="string">
            <text:p text:style-name="P26">Includes:</text:p>
          </table:table-cell>
          <table:table-cell table:style-name="Tabla1.B3" table:number-columns-spanned="3" office:value-type="string">
            <text:p text:style-name="P56">N/A</text:p>
            <text:p text:style-name="P52"/>
          </table:table-cell>
          <table:covered-table-cell/>
          <table:covered-table-cell/>
        </table:table-row>
        <table:table-row table:style-name="TableLine94628303090832">
          <table:table-cell table:style-name="Tabla1.A2" office:value-type="string">
            <text:p text:style-name="P26">Frecuencia de uso:</text:p>
          </table:table-cell>
          <table:table-cell table:style-name="Tabla1.B2" table:number-columns-spanned="3" office:value-type="string">
            <text:p text:style-name="P54">Media.</text:p>
            <text:p text:style-name="P54"/>
          </table:table-cell>
          <table:covered-table-cell/>
          <table:covered-table-cell/>
        </table:table-row>
        <table:table-row table:style-name="TableLine94628303091632">
          <table:table-cell table:style-name="Tabla1.A3" office:value-type="string">
            <text:p text:style-name="P26">Requerimientos especiales:</text:p>
          </table:table-cell>
          <table:table-cell table:style-name="Tabla1.B3" table:number-columns-spanned="3" office:value-type="string">
            <text:p text:style-name="P56">N/A</text:p>
          </table:table-cell>
          <table:covered-table-cell/>
          <table:covered-table-cell/>
        </table:table-row>
        <table:table-row table:style-name="TableLine94628303092432">
          <table:table-cell table:style-name="Tabla1.A2" office:value-type="string">
            <text:p text:style-name="P26">Supuestos:</text:p>
          </table:table-cell>
          <table:table-cell table:style-name="Tabla1.B2" table:number-columns-spanned="3" office:value-type="string">
            <text:p text:style-name="P56">N/A</text:p>
            <text:p text:style-name="P56"/>
          </table:table-cell>
          <table:covered-table-cell/>
          <table:covered-table-cell/>
        </table:table-row>
        <table:table-row table:style-name="TableLine94628303093232">
          <table:table-cell table:style-name="Tabla1.A17" office:value-type="string">
            <text:p text:style-name="P26">Issues y Not<text:span text:style-name="T26">a</text:span>s:</text:p>
          </table:table-cell>
          <table:table-cell table:style-name="Tabla1.B17" table:number-columns-spanned="3" office:value-type="string">
            <text:p text:style-name="P40">N/A</text:p>
            <text:p text:style-name="P4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4"><text:soft-page-break/></text:p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 table:style-name="TableLine94628303098656">
          <table:table-cell table:style-name="Tabla4.A1" table:number-columns-spanned="4" office:value-type="string">
            <text:p text:style-name="P11">CASO DE USO</text:p>
          </table:table-cell>
          <table:covered-table-cell/>
          <table:covered-table-cell/>
          <table:covered-table-cell/>
        </table:table-row>
        <table:table-row table:style-name="TableLine94628303150000">
          <table:table-cell table:style-name="Tabla4.A2" office:value-type="string">
            <text:p text:style-name="P28">Id:</text:p>
          </table:table-cell>
          <table:table-cell table:style-name="Tabla4.B2" table:number-columns-spanned="3" office:value-type="string">
            <text:p text:style-name="P21">CU – <text:span text:style-name="T27">2</text:span></text:p>
            <text:p text:style-name="P7"/>
          </table:table-cell>
          <table:covered-table-cell/>
          <table:covered-table-cell/>
        </table:table-row>
        <table:table-row table:style-name="TableLine94628303151056">
          <table:table-cell table:style-name="Tabla4.A3" office:value-type="string">
            <text:p text:style-name="P28">Nombre:</text:p>
          </table:table-cell>
          <table:table-cell table:style-name="Tabla4.B3" table:number-columns-spanned="3" office:value-type="string">
            <text:p text:style-name="P22">Menú Administrador.</text:p>
            <text:p text:style-name="P7"/>
          </table:table-cell>
          <table:covered-table-cell/>
          <table:covered-table-cell/>
        </table:table-row>
        <table:table-row table:style-name="TableLine94628303152128">
          <table:table-cell table:style-name="Tabla4.A2" office:value-type="string">
            <text:p text:style-name="P28">Creado por:</text:p>
          </table:table-cell>
          <table:table-cell table:style-name="Tabla4.B4" office:value-type="string">
            <text:p text:style-name="P33">S.H.B</text:p>
          </table:table-cell>
          <table:table-cell table:style-name="Tabla4.B4" office:value-type="string">
            <text:p text:style-name="P28">Actualizado por</text:p>
            <text:p text:style-name="P28"/>
          </table:table-cell>
          <table:table-cell table:style-name="Tabla4.B2" office:value-type="string">
            <text:p text:style-name="P36">L.L.I.E</text:p>
          </table:table-cell>
        </table:table-row>
        <table:table-row table:style-name="TableLine94628303154272">
          <table:table-cell table:style-name="Tabla4.A3" office:value-type="string">
            <text:p text:style-name="P28">Fecha de creación:</text:p>
          </table:table-cell>
          <table:table-cell table:style-name="Tabla4.B5" office:value-type="string">
            <text:p text:style-name="P36"><text:span text:style-name="T27">06</text:span>/11/21</text:p>
            <text:p text:style-name="P36"/>
          </table:table-cell>
          <table:table-cell table:style-name="Tabla4.B5" office:value-type="string">
            <text:p text:style-name="P28">Fecha de ultima revisión:</text:p>
          </table:table-cell>
          <table:table-cell table:style-name="Tabla4.B3" office:value-type="string">
            <text:p text:style-name="P31"><text:span text:style-name="T27">06</text:span>/11/21</text:p>
          </table:table-cell>
        </table:table-row>
        <table:table-row table:style-name="TableLine94628303156704">
          <table:table-cell table:style-name="Tabla4.A2" office:value-type="string">
            <text:p text:style-name="P28">Actores:</text:p>
          </table:table-cell>
          <table:table-cell table:style-name="Tabla4.B2" table:number-columns-spanned="3" office:value-type="string">
            <text:p text:style-name="P21">Administrador.</text:p>
            <text:p text:style-name="P21"/>
          </table:table-cell>
          <table:covered-table-cell/>
          <table:covered-table-cell/>
        </table:table-row>
        <table:table-row table:style-name="TableLine94628303157456">
          <table:table-cell table:style-name="Tabla4.A3" office:value-type="string">
            <text:p text:style-name="P28">Descripción:</text:p>
          </table:table-cell>
          <table:table-cell table:style-name="Tabla4.B3" table:number-columns-spanned="3" office:value-type="string">
            <text:p text:style-name="P22">Permite al administrador ingresar a las pantallas P3_Agregar producto, P4_Modificar producto, P5_Eliminar producto, P6_Agregar usuario, P7_Ver inventario.</text:p>
            <text:p text:style-name="P21"/>
          </table:table-cell>
          <table:covered-table-cell/>
          <table:covered-table-cell/>
        </table:table-row>
        <table:table-row table:style-name="TableLine94628303158256">
          <table:table-cell table:style-name="Tabla4.A2" office:value-type="string">
            <text:p text:style-name="P28">Disparador:</text:p>
          </table:table-cell>
          <table:table-cell table:style-name="Tabla4.B2" table:number-columns-spanned="3" office:value-type="string">
            <text:p text:style-name="P21">N/A <text:bookmark text:name="__DdeLink__76_27270374901"/></text:p>
            <text:p text:style-name="P21"/>
          </table:table-cell>
          <table:covered-table-cell/>
          <table:covered-table-cell/>
        </table:table-row>
        <table:table-row table:style-name="TableLine94628303159056">
          <table:table-cell table:style-name="Tabla4.A3" office:value-type="string">
            <text:p text:style-name="P28">Pre-condiciones:</text:p>
          </table:table-cell>
          <table:table-cell table:style-name="Tabla4.B3" table:number-columns-spanned="3" office:value-type="string">
            <text:p text:style-name="P25">N/A</text:p>
            <text:p text:style-name="P25"/>
          </table:table-cell>
          <table:covered-table-cell/>
          <table:covered-table-cell/>
        </table:table-row>
        <table:table-row table:style-name="TableLine94628303159776">
          <table:table-cell table:style-name="Tabla4.A2" office:value-type="string">
            <text:p text:style-name="P28">Pos-condiciones:</text:p>
          </table:table-cell>
          <table:table-cell table:style-name="Tabla4.B2" table:number-columns-spanned="3" office:value-type="string">
            <text:p text:style-name="P39">Se muestra la pantalla <text:span text:style-name="T27">seleccionada, </text:span><text:span text:style-name="T9">P3_Agregar producto, P4_Modificar producto, P5_Eliminar producto, P6_Agregar usuario, P7_Ver inventario.</text:span></text:p>
            <text:p text:style-name="P39"/>
          </table:table-cell>
          <table:covered-table-cell/>
          <table:covered-table-cell/>
        </table:table-row>
        <table:table-row table:style-name="TableLine94628303160576">
          <table:table-cell table:style-name="Tabla4.A3" office:value-type="string">
            <text:p text:style-name="P28">Flujo normal:</text:p>
          </table:table-cell>
          <table:table-cell table:style-name="Tabla4.B3" table:number-columns-spanned="3" office:value-type="string">
            <text:p text:style-name="P51"><text:span text:style-name="T11">1._</text:span><text:span text:style-name="T27">Seleccionar botón agregar producto y se enviará a la pantalla P3.1.</text:span></text:p>
            <text:p text:style-name="P51"><text:span text:style-name="T9">2</text:span><text:span text:style-name="T10">._</text:span><text:span text:style-name="T9">Seleccionar botón modificar producto y se enviará a la pantalla P4.1.</text:span></text:p>
            <text:p text:style-name="P51"><text:span text:style-name="T9">3</text:span><text:span text:style-name="T10">._</text:span><text:span text:style-name="T9">Seleccionar botón eliminar producto y se enviará a la pantalla P5.1</text:span></text:p>
            <text:p text:style-name="P51"><text:span text:style-name="T9">4</text:span><text:span text:style-name="T10">._</text:span><text:span text:style-name="T9">Seleccionar botón agregar usuario y se enviará a la pantalla P6.1</text:span></text:p>
            <text:p text:style-name="P51"><text:span text:style-name="T9">5</text:span><text:span text:style-name="T10">._</text:span><text:span text:style-name="T9">Seleccionar botón ver inventario y se enviará a la pantalla P7.1</text:span></text:p>
            <text:p text:style-name="P51"><text:span text:style-name="T9">6</text:span><text:span text:style-name="T10">._</text:span><text:span text:style-name="T9">Seleccionar botón cerrar. </text:span></text:p>
            <text:p text:style-name="P66">a) Se enviá el mensaje, “Esta seguro de cerrar sesión como administrador”.</text:p>
            <text:p text:style-name="P66">b) Si el usuario selecciona la opción si, se enviará a la pantalla P1.</text:p>
            <text:p text:style-name="P66">c) Si el usuario selecciona la opción no, se regresará a la pantalla P2.<text:line-break/></text:p>
            <text:p text:style-name="P3"/>
          </table:table-cell>
          <table:covered-table-cell/>
          <table:covered-table-cell/>
        </table:table-row>
        <table:table-row table:style-name="TableLine94628303161376">
          <table:table-cell table:style-name="Tabla4.A2" office:value-type="string">
            <text:p text:style-name="P28">Flujos alternos:</text:p>
          </table:table-cell>
          <table:table-cell table:style-name="Tabla4.B2" table:number-columns-spanned="3" office:value-type="string">
            <text:p text:style-name="P53"><text:s/><text:span text:style-name="T12">Oprimir botón cerrar y regresa</text:span><text:span text:style-name="T26">r</text:span><text:span text:style-name="T12"> a Login.</text:span></text:p>
            <text:p text:style-name="P53"/>
          </table:table-cell>
          <table:covered-table-cell/>
          <table:covered-table-cell/>
        </table:table-row>
        <table:table-row table:style-name="TableLine94628303162176">
          <table:table-cell table:style-name="Tabla4.A3" office:value-type="string">
            <text:p text:style-name="P28">Includes:</text:p>
          </table:table-cell>
          <table:table-cell table:style-name="Tabla4.B3" table:number-columns-spanned="3" office:value-type="string">
            <text:p text:style-name="P57">N/A</text:p>
            <text:p text:style-name="P53"/>
          </table:table-cell>
          <table:covered-table-cell/>
          <table:covered-table-cell/>
        </table:table-row>
        <table:table-row table:style-name="TableLine94628303162976">
          <table:table-cell table:style-name="Tabla4.A2" office:value-type="string">
            <text:p text:style-name="P28">Frecuencia de uso:</text:p>
          </table:table-cell>
          <table:table-cell table:style-name="Tabla4.B2" table:number-columns-spanned="3" office:value-type="string">
            <text:p text:style-name="P55">Media.</text:p>
            <text:p text:style-name="P55"/>
          </table:table-cell>
          <table:covered-table-cell/>
          <table:covered-table-cell/>
        </table:table-row>
        <table:table-row table:style-name="TableLine94628303163776">
          <table:table-cell table:style-name="Tabla4.A3" office:value-type="string">
            <text:p text:style-name="P28">Requerimientos especiales:</text:p>
          </table:table-cell>
          <table:table-cell table:style-name="Tabla4.B3" table:number-columns-spanned="3" office:value-type="string">
            <text:p text:style-name="P57">N/A</text:p>
          </table:table-cell>
          <table:covered-table-cell/>
          <table:covered-table-cell/>
        </table:table-row>
        <table:table-row table:style-name="TableLine94628303164576">
          <table:table-cell table:style-name="Tabla4.A2" office:value-type="string">
            <text:p text:style-name="P28">Supuestos:</text:p>
          </table:table-cell>
          <table:table-cell table:style-name="Tabla4.B2" table:number-columns-spanned="3" office:value-type="string">
            <text:p text:style-name="P57">N/A</text:p>
            <text:p text:style-name="P57"/>
          </table:table-cell>
          <table:covered-table-cell/>
          <table:covered-table-cell/>
        </table:table-row>
        <table:table-row table:style-name="TableLine94628303165376">
          <table:table-cell table:style-name="Tabla4.A17" office:value-type="string">
            <text:p text:style-name="P28">Issues y Not<text:span text:style-name="T26">a</text:span>s:</text:p>
          </table:table-cell>
          <table:table-cell table:style-name="Tabla4.B17" table:number-columns-spanned="3" office:value-type="string">
            <text:p text:style-name="P41">N/A</text:p>
            <text:p text:style-name="P41"/>
          </table:table-cell>
          <table:covered-table-cell/>
          <table:covered-table-cell/>
        </table:table-row>
      </table:table>
      <text:p text:style-name="P24"/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ext:soft-page-break/>
        <table:table-row table:style-name="TableLine94628303169136">
          <table:table-cell table:style-name="Tabla2.A1" table:number-columns-spanned="4" office:value-type="string">
            <text:p text:style-name="P10">CASO DE USO</text:p>
          </table:table-cell>
          <table:covered-table-cell/>
          <table:covered-table-cell/>
          <table:covered-table-cell/>
        </table:table-row>
        <table:table-row table:style-name="TableLine94628303133952">
          <table:table-cell table:style-name="Tabla2.A2" office:value-type="string">
            <text:p text:style-name="P27">Id:</text:p>
          </table:table-cell>
          <table:table-cell table:style-name="Tabla2.B2" table:number-columns-spanned="3" office:value-type="string">
            <text:p text:style-name="P6"><text:span text:style-name="T1">CU – </text:span><text:span text:style-name="T2">4</text:span></text:p>
            <text:p text:style-name="P6"/>
          </table:table-cell>
          <table:covered-table-cell/>
          <table:covered-table-cell/>
        </table:table-row>
        <table:table-row table:style-name="TableLine94628303219392">
          <table:table-cell table:style-name="Tabla2.A3" office:value-type="string">
            <text:p text:style-name="P27">Nombre:</text:p>
          </table:table-cell>
          <table:table-cell table:style-name="Tabla2.B3" table:number-columns-spanned="3" office:value-type="string">
            <text:p text:style-name="P15">Modificar <text:span text:style-name="T16">producto</text:span>.</text:p>
            <text:p text:style-name="P6"/>
          </table:table-cell>
          <table:covered-table-cell/>
          <table:covered-table-cell/>
        </table:table-row>
        <table:table-row table:style-name="TableLine94628303220464">
          <table:table-cell table:style-name="Tabla2.A2" office:value-type="string">
            <text:p text:style-name="P27">Creado por:</text:p>
          </table:table-cell>
          <table:table-cell table:style-name="Tabla2.B4" office:value-type="string">
            <text:p text:style-name="P32">S.H.B</text:p>
          </table:table-cell>
          <table:table-cell table:style-name="Tabla2.B4" office:value-type="string">
            <text:p text:style-name="P27">Actualizado por</text:p>
            <text:p text:style-name="P27"/>
          </table:table-cell>
          <table:table-cell table:style-name="Tabla2.B2" office:value-type="string">
            <text:p text:style-name="P35">L.L.I.E</text:p>
          </table:table-cell>
        </table:table-row>
        <table:table-row table:style-name="TableLine94628303222480">
          <table:table-cell table:style-name="Tabla2.A3" office:value-type="string">
            <text:p text:style-name="P27">Fecha de creación:</text:p>
          </table:table-cell>
          <table:table-cell table:style-name="Tabla2.B5" office:value-type="string">
            <text:p text:style-name="P35"><text:span text:style-name="T12">0</text:span><text:span text:style-name="T14">2</text:span><text:span text:style-name="T12">/12</text:span>/21</text:p>
            <text:p text:style-name="P35"/>
          </table:table-cell>
          <table:table-cell table:style-name="Tabla2.B5" office:value-type="string">
            <text:p text:style-name="P27">Fecha de ultima revisión:</text:p>
          </table:table-cell>
          <table:table-cell table:style-name="Tabla2.D5" office:value-type="date" office:date-value="2021-12-02">
            <text:p text:style-name="P30"><text:span text:style-name="T12">0</text:span><text:span text:style-name="T14">2</text:span>/1<text:span text:style-name="T12">2</text:span>/21</text:p>
          </table:table-cell>
        </table:table-row>
        <table:table-row table:style-name="TableLine94628303253520">
          <table:table-cell table:style-name="Tabla2.A2" office:value-type="string">
            <text:p text:style-name="P27">Actores:</text:p>
          </table:table-cell>
          <table:table-cell table:style-name="Tabla2.B2" table:number-columns-spanned="3" office:value-type="string">
            <text:p text:style-name="P18">Base de datos, Administrador.</text:p>
            <text:p text:style-name="P18"/>
          </table:table-cell>
          <table:covered-table-cell/>
          <table:covered-table-cell/>
        </table:table-row>
        <table:table-row table:style-name="TableLine94628303253888">
          <table:table-cell table:style-name="Tabla2.A3" office:value-type="string">
            <text:p text:style-name="P27">Descripción:</text:p>
          </table:table-cell>
          <table:table-cell table:style-name="Tabla2.B3" table:number-columns-spanned="3" office:value-type="string">
            <text:p text:style-name="P16">Permite al administrador modificar el registro del producto.</text:p>
            <text:p text:style-name="P16"/>
          </table:table-cell>
          <table:covered-table-cell/>
          <table:covered-table-cell/>
        </table:table-row>
        <table:table-row table:style-name="TableLine94628303254912">
          <table:table-cell table:style-name="Tabla2.A2" office:value-type="string">
            <text:p text:style-name="P27">Disparador:</text:p>
          </table:table-cell>
          <table:table-cell table:style-name="Tabla2.B2" table:number-columns-spanned="3" office:value-type="string">
            <text:p text:style-name="P14"><text:span text:style-name="T14">Seleccionar </text:span>el botón modificar de la pantalla P2.</text:p>
            <text:p text:style-name="P14"/>
          </table:table-cell>
          <table:covered-table-cell/>
          <table:covered-table-cell/>
        </table:table-row>
        <table:table-row table:style-name="TableLine94628303255664">
          <table:table-cell table:style-name="Tabla2.A3" office:value-type="string">
            <text:p text:style-name="P27">Pre-condiciones:</text:p>
          </table:table-cell>
          <table:table-cell table:style-name="Tabla2.B3" table:number-columns-spanned="3" office:value-type="string">
            <text:p text:style-name="P19">N/A</text:p>
            <text:p text:style-name="P19"/>
          </table:table-cell>
          <table:covered-table-cell/>
          <table:covered-table-cell/>
        </table:table-row>
        <table:table-row table:style-name="TableLine94628303256336">
          <table:table-cell table:style-name="Tabla2.A2" office:value-type="string">
            <text:p text:style-name="P27">Pos-condiciones:</text:p>
          </table:table-cell>
          <table:table-cell table:style-name="Tabla2.B2" table:number-columns-spanned="3" office:value-type="string">
            <text:p text:style-name="P45">Se regresa a la pantalla P2.</text:p>
            <text:p text:style-name="P37"/>
          </table:table-cell>
          <table:covered-table-cell/>
          <table:covered-table-cell/>
        </table:table-row>
        <table:table-row table:style-name="TableLine94628303257088">
          <table:table-cell table:style-name="Tabla2.A3" office:value-type="string">
            <text:p text:style-name="P27">Flujo normal:</text:p>
          </table:table-cell>
          <table:table-cell table:style-name="Tabla2.B3" table:number-columns-spanned="3" office:value-type="string">
            <text:p text:style-name="P43">1._<text:span text:style-name="T13">Ingresar </text:span><text:span text:style-name="T14">el código del producto.</text:span></text:p>
            <text:p text:style-name="P44"><text:span text:style-name="T15">2</text:span>._<text:span text:style-name="T14">Presionar el botón buscar.</text:span></text:p>
            <text:p text:style-name="P45"><text:span text:style-name="T15">2</text:span>.<text:span text:style-name="T17">1._ </text:span>Si el código ingresado no existe <text:span text:style-name="T15">en la b</text:span>ase de datos <text:span text:style-name="T15">se mostrará </text:span>el siguiente mensaje, “El código no existe ”.</text:p>
            <text:p text:style-name="P45"><text:span text:style-name="T15">2</text:span>.2._Si <text:span text:style-name="T15">existe </text:span>el código del producto, <text:span text:style-name="T15">enviar a la pantalla P4.</text:span><text:span text:style-name="T19">1.</text:span></text:p>
            <text:p text:style-name="P47"><text:span text:style-name="T17">3</text:span>._En la pantalla P4.<text:span text:style-name="T19">1 </text:span>se muestra los campos, Código, Nombre, Descripción, Precio de compra, Precio de venta, Cantidad <text:span text:style-name="T17">con los datos existentes.</text:span></text:p>
            <text:p text:style-name="P48">3.1._Se ingresan los datos nuevos a modificar.</text:p>
            <text:p text:style-name="P48">a) Si deja un campo vació, enviara el siguiente mensaje, “Rellenar todos los campos”.</text:p>
            <text:p text:style-name="P48">b) Si el campo nombre, se ingresa con números se enviará el mensaje,”El campo debe ser rellenado con letras”.</text:p>
            <text:p text:style-name="P48">c) Si En el campo Código, <text:span text:style-name="T16">Precio de compra, Precio de venta, </text:span>se ingresan letras se enviara el mensaje, ”Los campos deben ser rellenados con números”.</text:p>
            <text:p text:style-name="P37"><text:span text:style-name="T15">6</text:span>.-Se confirma <text:span text:style-name="T15">y se guarda </text:span>la modificación.</text:p>
            <text:p text:style-name="P46"/>
          </table:table-cell>
          <table:covered-table-cell/>
          <table:covered-table-cell/>
        </table:table-row>
        <table:table-row table:style-name="TableLine94628303257840">
          <table:table-cell table:style-name="Tabla2.A2" office:value-type="string">
            <text:p text:style-name="P27">Flujos alternos:</text:p>
            <text:p text:style-name="P27"/>
          </table:table-cell>
          <table:table-cell table:style-name="Tabla2.B2" table:number-columns-spanned="3" office:value-type="string">
            <text:p text:style-name="P58">Cerrar la venta P<text:span text:style-name="T28">2</text:span>, y regresa<text:span text:style-name="T26">r</text:span> a la pantalla P<text:span text:style-name="T28">1</text:span>.</text:p>
          </table:table-cell>
          <table:covered-table-cell/>
          <table:covered-table-cell/>
        </table:table-row>
        <table:table-row table:style-name="TableLine94628303258592">
          <table:table-cell table:style-name="Tabla2.A3" office:value-type="string">
            <text:p text:style-name="P27">Includes:</text:p>
          </table:table-cell>
          <table:table-cell table:style-name="Tabla2.B3" table:number-columns-spanned="3" office:value-type="string">
            <text:p text:style-name="P56">N/A</text:p>
            <text:p text:style-name="P52"/>
          </table:table-cell>
          <table:covered-table-cell/>
          <table:covered-table-cell/>
        </table:table-row>
        <table:table-row table:style-name="TableLine94628303259344">
          <table:table-cell table:style-name="Tabla2.A2" office:value-type="string">
            <text:p text:style-name="P27">Frecuencia de uso:</text:p>
          </table:table-cell>
          <table:table-cell table:style-name="Tabla2.B2" table:number-columns-spanned="3" office:value-type="string">
            <text:p text:style-name="P56">Frecuente.</text:p>
            <text:p text:style-name="P54"/>
          </table:table-cell>
          <table:covered-table-cell/>
          <table:covered-table-cell/>
        </table:table-row>
        <table:table-row table:style-name="TableLine94628303260096">
          <table:table-cell table:style-name="Tabla2.A3" office:value-type="string">
            <text:p text:style-name="P27">Requerimientos especiales:</text:p>
          </table:table-cell>
          <table:table-cell table:style-name="Tabla2.B3" table:number-columns-spanned="3" office:value-type="string">
            <text:p text:style-name="P56">N/A</text:p>
          </table:table-cell>
          <table:covered-table-cell/>
          <table:covered-table-cell/>
        </table:table-row>
        <table:table-row table:style-name="TableLine94628303260848">
          <table:table-cell table:style-name="Tabla2.A2" office:value-type="string">
            <text:p text:style-name="P27">Supuestos:</text:p>
          </table:table-cell>
          <table:table-cell table:style-name="Tabla2.B2" table:number-columns-spanned="3" office:value-type="string">
            <text:p text:style-name="P56">N/A</text:p>
            <text:p text:style-name="P56"/>
          </table:table-cell>
          <table:covered-table-cell/>
          <table:covered-table-cell/>
        </table:table-row>
        <table:table-row table:style-name="TableLine94628303261600">
          <table:table-cell table:style-name="Tabla2.A17" office:value-type="string">
            <text:p text:style-name="P27">Issues y Not<text:span text:style-name="T26">a</text:span>s:</text:p>
          </table:table-cell>
          <table:table-cell table:style-name="Tabla2.B17" table:number-columns-spanned="3" office:value-type="string">
            <text:p text:style-name="P40">N/A</text:p>
            <text:p text:style-name="P49"/>
          </table:table-cell>
          <table:covered-table-cell/>
          <table:covered-table-cell/>
        </table:table-row>
      </table:table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ext:soft-page-break/>
        <table:table-row table:style-name="TableLine94628303263456">
          <table:table-cell table:style-name="Tabla3.A1" table:number-columns-spanned="4" office:value-type="string">
            <text:p text:style-name="P10">CASO DE USO</text:p>
          </table:table-cell>
          <table:covered-table-cell/>
          <table:covered-table-cell/>
          <table:covered-table-cell/>
        </table:table-row>
        <table:table-row table:style-name="TableLine94628303294320">
          <table:table-cell table:style-name="Tabla3.A2" office:value-type="string">
            <text:p text:style-name="P27">Id:</text:p>
          </table:table-cell>
          <table:table-cell table:style-name="Tabla3.B2" table:number-columns-spanned="3" office:value-type="string">
            <text:p text:style-name="P18">CU – <text:span text:style-name="T18">5</text:span></text:p>
            <text:p text:style-name="P6"/>
          </table:table-cell>
          <table:covered-table-cell/>
          <table:covered-table-cell/>
        </table:table-row>
        <table:table-row table:style-name="TableLine94628303133664">
          <table:table-cell table:style-name="Tabla3.A3" office:value-type="string">
            <text:p text:style-name="P27">Nombre:</text:p>
          </table:table-cell>
          <table:table-cell table:style-name="Tabla3.B3" table:number-columns-spanned="3" office:value-type="string">
            <text:p text:style-name="P20">Eliminar producto</text:p>
            <text:p text:style-name="P6"/>
          </table:table-cell>
          <table:covered-table-cell/>
          <table:covered-table-cell/>
        </table:table-row>
        <table:table-row table:style-name="TableLine94628303133312">
          <table:table-cell table:style-name="Tabla3.A2" office:value-type="string">
            <text:p text:style-name="P27">Creado por:</text:p>
          </table:table-cell>
          <table:table-cell table:style-name="Tabla3.B4" office:value-type="string">
            <text:p text:style-name="P32">S.H.B</text:p>
          </table:table-cell>
          <table:table-cell table:style-name="Tabla3.B4" office:value-type="string">
            <text:p text:style-name="P27">Actualizado por</text:p>
            <text:p text:style-name="P27"/>
          </table:table-cell>
          <table:table-cell table:style-name="Tabla3.B2" office:value-type="string">
            <text:p text:style-name="P35">L.L.I.E</text:p>
          </table:table-cell>
        </table:table-row>
        <table:table-row table:style-name="TableLine94628303315872">
          <table:table-cell table:style-name="Tabla3.A3" office:value-type="string">
            <text:p text:style-name="P27">Fecha de creación:</text:p>
          </table:table-cell>
          <table:table-cell table:style-name="Tabla3.B5" office:value-type="string">
            <text:p text:style-name="P35"><text:span text:style-name="T18">06</text:span>/1<text:span text:style-name="T18">2</text:span>/21</text:p>
            <text:p text:style-name="P35"/>
          </table:table-cell>
          <table:table-cell table:style-name="Tabla3.B5" office:value-type="string">
            <text:p text:style-name="P27">Fecha de ultima revisión:</text:p>
          </table:table-cell>
          <table:table-cell table:style-name="Tabla3.D5" office:value-type="date" office:date-value="2021-11-06">
            <text:p text:style-name="P30">06/<text:span text:style-name="T18">1</text:span>1/21</text:p>
          </table:table-cell>
        </table:table-row>
        <table:table-row table:style-name="TableLine94628303318160">
          <table:table-cell table:style-name="Tabla3.A2" office:value-type="string">
            <text:p text:style-name="P27">Actores:</text:p>
          </table:table-cell>
          <table:table-cell table:style-name="Tabla3.B2" table:number-columns-spanned="3" office:value-type="string">
            <text:p text:style-name="P18">Base de datos, Administrador.</text:p>
            <text:p text:style-name="P18"/>
          </table:table-cell>
          <table:covered-table-cell/>
          <table:covered-table-cell/>
        </table:table-row>
        <table:table-row table:style-name="TableLine94628303318912">
          <table:table-cell table:style-name="Tabla3.A3" office:value-type="string">
            <text:p text:style-name="P27">Descripción:</text:p>
          </table:table-cell>
          <table:table-cell table:style-name="Tabla3.B3" table:number-columns-spanned="3" office:value-type="string">
            <text:p text:style-name="P23"><text:span text:style-name="T3">Permite </text:span><text:span text:style-name="T4">eliminar</text:span><text:span text:style-name="T3"> </text:span><text:span text:style-name="T5">un producto existente en el sistema.</text:span></text:p>
            <text:p text:style-name="P17"/>
          </table:table-cell>
          <table:covered-table-cell/>
          <table:covered-table-cell/>
        </table:table-row>
        <table:table-row table:style-name="TableLine94628303319984">
          <table:table-cell table:style-name="Tabla3.A2" office:value-type="string">
            <text:p text:style-name="P27">Disparador:</text:p>
          </table:table-cell>
          <table:table-cell table:style-name="Tabla3.B2" table:number-columns-spanned="3" office:value-type="string">
            <text:p text:style-name="P14"><text:span text:style-name="T14">Seleccionar </text:span>el botón modificar de la pantalla P2.</text:p>
            <text:p text:style-name="P14"/>
          </table:table-cell>
          <table:covered-table-cell/>
          <table:covered-table-cell/>
        </table:table-row>
        <table:table-row table:style-name="TableLine94628303320784">
          <table:table-cell table:style-name="Tabla3.A3" office:value-type="string">
            <text:p text:style-name="P27">Pre-condiciones:</text:p>
          </table:table-cell>
          <table:table-cell table:style-name="Tabla3.B3" table:number-columns-spanned="3" office:value-type="string">
            <text:p text:style-name="P4"><text:span text:style-name="T6">N/A, </text:span><text:span text:style-name="T8">El administrador debe estar autenticado.</text:span></text:p>
            <text:p text:style-name="P20"/>
          </table:table-cell>
          <table:covered-table-cell/>
          <table:covered-table-cell/>
        </table:table-row>
        <table:table-row table:style-name="TableLine94628303321504">
          <table:table-cell table:style-name="Tabla3.A2" office:value-type="string">
            <text:p text:style-name="P27">Pos-condiciones:</text:p>
          </table:table-cell>
          <table:table-cell table:style-name="Tabla3.B2" table:number-columns-spanned="3" office:value-type="string">
            <text:p text:style-name="P45">Se regresa a la pantalla P2.</text:p>
            <text:p text:style-name="P37"/>
          </table:table-cell>
          <table:covered-table-cell/>
          <table:covered-table-cell/>
        </table:table-row>
        <table:table-row table:style-name="TableLine94628303322304">
          <table:table-cell table:style-name="Tabla3.A3" office:value-type="string">
            <text:p text:style-name="P27">Flujo normal:</text:p>
          </table:table-cell>
          <table:table-cell table:style-name="Tabla3.B3" table:number-columns-spanned="3" office:value-type="string">
            <text:p text:style-name="P43">1._<text:span text:style-name="T13">Ingresar </text:span><text:span text:style-name="T14">el código del producto.</text:span></text:p>
            <text:p text:style-name="P44"><text:span text:style-name="T15">2</text:span>._<text:span text:style-name="T14">Presionar el botón buscar.</text:span></text:p>
            <text:p text:style-name="P45"><text:span text:style-name="T15">2</text:span>.<text:span text:style-name="T17">1._ </text:span>Si el código ingresado no existe <text:span text:style-name="T15">en la b</text:span>ase de datos <text:span text:style-name="T15">se mostrará </text:span>el siguiente mensaje, “El código no existe ”.</text:p>
            <text:p text:style-name="P45"><text:span text:style-name="T15">2</text:span>.2._Si <text:span text:style-name="T15">existe </text:span>el código del producto, <text:span text:style-name="T15">enviar a la pantalla P</text:span><text:span text:style-name="T19">5.1</text:span><text:span text:style-name="T15">.</text:span></text:p>
            <text:p text:style-name="P47"><text:span text:style-name="T17">3</text:span>._En la pantalla P<text:span text:style-name="T19">5.1 </text:span><text:span text:style-name="T25">S</text:span>e muestra<text:span text:style-name="T25">n</text:span> los campos, Código, Nombre, Descripción, Precio de compra, Precio de venta, <text:s/>Cantidad, <text:span text:style-name="T17">con los datos existentes.</text:span></text:p>
            <text:p text:style-name="P62"><text:span text:style-name="T23">4.</text:span><text:span text:style-name="T21">_Se </text:span><text:span text:style-name="T22">seleccionar el producto </text:span><text:span text:style-name="T24">a eliminar.</text:span></text:p>
            <text:p text:style-name="P63"><text:span text:style-name="T23">5.</text:span><text:span text:style-name="T22">_ Oprimir el botón eliminar.</text:span></text:p>
            <text:p text:style-name="P62"><text:span text:style-name="T23">5.1_</text:span><text:span text:style-name="T21"> </text:span><text:span text:style-name="T22">Se enviará un mensaje de de confirmación, “Esta seguro de eliminar el producto ******”.</text:span></text:p>
            <text:p text:style-name="P64"><text:span text:style-name="T22">a</text:span><text:span text:style-name="T20">) Si el administrador confirma que si, el producto sera eliminado del inventario y se regresará a la pantalla p5.</text:span></text:p>
            <text:p text:style-name="P65"><text:span text:style-name="T21">b) </text:span><text:span text:style-name="T23">Si el administrador confirma que no, se regresa a la pantalla P5.</text:span></text:p>
            <text:p text:style-name="P50"/>
          </table:table-cell>
          <table:covered-table-cell/>
          <table:covered-table-cell/>
        </table:table-row>
        <table:table-row table:style-name="TableLine94628303323104">
          <table:table-cell table:style-name="Tabla3.A2" office:value-type="string">
            <text:p text:style-name="P27">Flujos alternos:</text:p>
          </table:table-cell>
          <table:table-cell table:style-name="Tabla3.B2" table:number-columns-spanned="3" office:value-type="string">
            <text:p text:style-name="P59">Cerrar la venta P<text:span text:style-name="T18">5</text:span>, y regresa<text:span text:style-name="T26">r</text:span> a la pantalla P2.</text:p>
            <text:p text:style-name="P61"/>
          </table:table-cell>
          <table:covered-table-cell/>
          <table:covered-table-cell/>
        </table:table-row>
        <table:table-row table:style-name="TableLine94628303323904">
          <table:table-cell table:style-name="Tabla3.A3" office:value-type="string">
            <text:p text:style-name="P27">Includes:</text:p>
          </table:table-cell>
          <table:table-cell table:style-name="Tabla3.B3" table:number-columns-spanned="3" office:value-type="string">
            <text:p text:style-name="P56">N/A</text:p>
            <text:p text:style-name="P52"/>
          </table:table-cell>
          <table:covered-table-cell/>
          <table:covered-table-cell/>
        </table:table-row>
        <table:table-row table:style-name="TableLine94628303324704">
          <table:table-cell table:style-name="Tabla3.A2" office:value-type="string">
            <text:p text:style-name="P27">Frecuencia de uso:</text:p>
          </table:table-cell>
          <table:table-cell table:style-name="Tabla3.B2" table:number-columns-spanned="3" office:value-type="string">
            <text:p text:style-name="P60">Muy baja.</text:p>
            <text:p text:style-name="P54"/>
          </table:table-cell>
          <table:covered-table-cell/>
          <table:covered-table-cell/>
        </table:table-row>
        <table:table-row table:style-name="TableLine94628303325504">
          <table:table-cell table:style-name="Tabla3.A3" office:value-type="string">
            <text:p text:style-name="P27">Requerimientos especiales:</text:p>
          </table:table-cell>
          <table:table-cell table:style-name="Tabla3.B3" table:number-columns-spanned="3" office:value-type="string">
            <text:p text:style-name="P56">N/A</text:p>
          </table:table-cell>
          <table:covered-table-cell/>
          <table:covered-table-cell/>
        </table:table-row>
        <table:table-row table:style-name="TableLine94628303326304">
          <table:table-cell table:style-name="Tabla3.A2" office:value-type="string">
            <text:p text:style-name="P27">Supuestos:</text:p>
          </table:table-cell>
          <table:table-cell table:style-name="Tabla3.B2" table:number-columns-spanned="3" office:value-type="string">
            <text:p text:style-name="P56">N/A</text:p>
            <text:p text:style-name="P56"/>
          </table:table-cell>
          <table:covered-table-cell/>
          <table:covered-table-cell/>
        </table:table-row>
        <table:table-row table:style-name="TableLine94628303327104">
          <table:table-cell table:style-name="Tabla3.A17" office:value-type="string">
            <text:p text:style-name="P27">Issues y Not<text:span text:style-name="T26">a</text:span>s:</text:p>
          </table:table-cell>
          <table:table-cell table:style-name="Tabla3.B17" table:number-columns-spanned="3" office:value-type="string">
            <text:p text:style-name="P40">N/A</text:p>
            <text:p text:style-name="P40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37cm" style:writing-mode="lr-tb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6:19:11.488352720</meta:creation-date>
    <dc:date>2021-12-06T17:04:54.684074716</dc:date>
    <meta:editing-duration>PT1H12M42S</meta:editing-duration>
    <meta:editing-cycles>6</meta:editing-cycles>
    <meta:generator>LibreOffice/6.4.7.2$Linux_X86_64 LibreOffice_project/40$Build-2</meta:generator>
    <meta:document-statistic meta:table-count="4" meta:image-count="0" meta:object-count="0" meta:page-count="4" meta:paragraph-count="181" meta:word-count="795" meta:character-count="5000" meta:non-whitespace-character-count="4374"/>
  </office:meta>
</office:document-meta>
</file>